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1.603cm" style:rel-column-width="909*"/>
    </style:style>
    <style:style style:name="Таблица1.B" style:family="table-column">
      <style:table-column-properties style:column-width="4.089cm" style:rel-column-width="2318*"/>
    </style:style>
    <style:style style:name="Таблица1.C" style:family="table-column">
      <style:table-column-properties style:column-width="3.769cm" style:rel-column-width="213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ru" fo:country="RU" fo:font-weight="bold" officeooo:rsid="000546d0" officeooo:paragraph-rsid="000546d0" style:font-weight-asian="bold" style:font-weight-complex="bold"/>
    </style:style>
    <style:style style:name="P2" style:family="paragraph" style:parent-style-name="Standard">
      <style:text-properties fo:language="ru" fo:country="RU" officeooo:rsid="000546d0" officeooo:paragraph-rsid="000546d0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038ace" officeooo:paragraph-rsid="000546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8ace" officeooo:paragraph-rsid="000546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46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0546d0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06c022"/>
    </style:style>
    <style:style style:name="T3" style:family="text">
      <style:text-properties officeooo:rsid="0006c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личество приведено на завершение шага <text:span text:style-name="T1">n</text:span></text:p>
      <text:p text:style-name="P2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3"/>
        <table:table-row>
          <table:table-cell table:style-name="Таблица1.A1" office:value-type="string">
            <text:p text:style-name="P3">Номер шага</text:p>
          </table:table-cell>
          <table:table-cell table:style-name="Таблица1.A1" office:value-type="string">
            <text:p text:style-name="P4"><text:span text:style-name="T2">Общее к</text:span>оличество ТВС в <text:span text:style-name="T3">БВ</text:span></text:p>
          </table:table-cell>
          <table:table-cell table:style-name="Таблица1.A1" office:value-type="string">
            <text:p text:style-name="P4">Количество ТВС в <text:span text:style-name="T1">B03</text:span></text:p>
          </table:table-cell>
          <table:table-cell table:style-name="Таблица1.A1" office:value-type="string">
            <text:p text:style-name="P4">Количество ТВС в <text:span text:style-name="T1">B01</text:span></text:p>
          </table:table-cell>
          <table:table-cell table:style-name="Таблица1.E1" office:value-type="string">
            <text:p text:style-name="P4">Количество ТВС в <text:span text:style-name="T1">B02</text:span></text:p>
          </table:table-cell>
        </table:table-row>
        <table:table-row table:style-name="Таблица1.2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E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3:31:08.636670000</meta:creation-date>
    <dc:date>2026-03-30T11:21:44.656443300</dc:date>
    <meta:editing-duration>PT7M47S</meta:editing-duration>
    <meta:editing-cycles>3</meta:editing-cycles>
    <meta:generator>LibreOffice/26.2.1.2$Windows_X86_64 LibreOffice_project/620$Build-2</meta:generator>
    <meta:document-statistic meta:table-count="1" meta:image-count="0" meta:object-count="0" meta:page-count="1" meta:paragraph-count="6" meta:word-count="25" meta:character-count="136" meta:non-whitespace-character-count="117"/>
  </office:meta>
</office:document-meta>
</file>